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1.605cm"/>
    </style:style>
    <style:style style:name="co33" style:family="table-column">
      <style:table-column-properties fo:break-before="auto" style:column-width="2.538cm"/>
    </style:style>
    <style:style style:name="co51" style:family="table-column">
      <style:table-column-properties fo:break-before="auto" style:column-width="6.422cm"/>
    </style:style>
    <style:style style:name="co26" style:family="table-column">
      <style:table-column-properties fo:break-before="auto" style:column-width="2.993cm"/>
    </style:style>
    <style:style style:name="co52" style:family="table-column">
      <style:table-column-properties fo:break-before="auto" style:column-width="2.122cm"/>
    </style:style>
    <style:style style:name="co28" style:family="table-column">
      <style:table-column-properties fo:break-before="auto" style:column-width="1.923cm"/>
    </style:style>
    <style:style style:name="co53" style:family="table-column">
      <style:table-column-properties fo:break-before="auto" style:column-width="2.755cm"/>
    </style:style>
    <style:style style:name="co36" style:family="table-column">
      <style:table-column-properties fo:break-before="auto" style:column-width="1.843cm"/>
    </style:style>
    <style:style style:name="co61" style:family="table-column">
      <style:table-column-properties fo:break-before="auto" style:column-width="1.884cm"/>
    </style:style>
    <style:style style:name="co62" style:family="table-column">
      <style:table-column-properties fo:break-before="auto" style:column-width="2.676cm"/>
    </style:style>
    <style:style style:name="co63" style:family="table-column">
      <style:table-column-properties fo:break-before="auto" style:column-width="1.371cm"/>
    </style:style>
    <style:style style:name="co64" style:family="table-column">
      <style:table-column-properties fo:break-before="auto" style:column-width="6.978cm"/>
    </style:style>
    <style:style style:name="co1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2.637cm"/>
    </style:style>
    <style:style style:name="co34" style:family="table-column">
      <style:table-column-properties fo:break-before="auto" style:column-width="6.025cm"/>
    </style:style>
    <style:style style:name="co27" style:family="table-column">
      <style:table-column-properties fo:break-before="auto" style:column-width="1.468cm"/>
    </style:style>
    <style:style style:name="co54" style:family="table-column">
      <style:table-column-properties fo:break-before="auto" style:column-width="0.596cm"/>
    </style:style>
    <style:style style:name="co55" style:family="table-column">
      <style:table-column-properties fo:break-before="auto" style:column-width="1.983cm"/>
    </style:style>
    <style:style style:name="co57" style:family="table-column">
      <style:table-column-properties fo:break-before="auto" style:column-width="0.815cm"/>
    </style:style>
    <style:style style:name="co37" style:family="table-column">
      <style:table-column-properties fo:break-before="auto" style:column-width="0.714cm"/>
    </style:style>
    <style:style style:name="co31" style:family="table-column">
      <style:table-column-properties fo:break-before="auto" style:column-width="8.147cm"/>
    </style:style>
    <style:style style:name="co59" style:family="table-column">
      <style:table-column-properties fo:break-before="auto" style:column-width="0.499cm"/>
    </style:style>
    <style:style style:name="co60" style:family="table-column">
      <style:table-column-properties fo:break-before="auto" style:column-width="3.727cm"/>
    </style:style>
    <style:style style:name="co32" style:family="table-column">
      <style:table-column-properties fo:break-before="auto" style:column-width="9.098cm"/>
    </style:style>
    <style:style style:name="co44" style:family="table-column">
      <style:table-column-properties fo:break-before="auto" style:column-width="3.112cm"/>
    </style:style>
    <style:style style:name="co45" style:family="table-column">
      <style:table-column-properties fo:break-before="auto" style:column-width="7.989cm"/>
    </style:style>
    <style:style style:name="co49" style:family="table-column">
      <style:table-column-properties fo:break-before="auto" style:column-width="3.35cm"/>
    </style:style>
    <style:style style:name="co65" style:family="table-column">
      <style:table-column-properties fo:break-before="auto" style:column-width="5.412cm"/>
    </style:style>
    <style:style style:name="co66" style:family="table-column">
      <style:table-column-properties fo:break-before="auto" style:column-width="3.905cm"/>
    </style:style>
    <style:style style:name="co39" style:family="table-column">
      <style:table-column-properties fo:break-before="auto" style:column-width="2.813cm"/>
    </style:style>
    <style:style style:name="co40" style:family="table-column">
      <style:table-column-properties fo:break-before="auto" style:column-width="5.867cm"/>
    </style:style>
    <style:style style:name="co43" style:family="table-column">
      <style:table-column-properties fo:break-before="auto" style:column-width="0.496cm"/>
    </style:style>
    <style:style style:name="co46" style:family="table-column">
      <style:table-column-properties fo:break-before="auto" style:column-width="0.6cm"/>
    </style:style>
    <style:style style:name="co47" style:family="table-column">
      <style:table-column-properties fo:break-before="auto" style:column-width="1.348cm"/>
    </style:style>
    <style:style style:name="co48" style:family="table-column">
      <style:table-column-properties fo:break-before="auto" style:column-width="2.635cm"/>
    </style:style>
    <style:style style:name="co50" style:family="table-column">
      <style:table-column-properties fo:break-before="auto" style:column-width="3.33cm"/>
    </style:style>
    <style:style style:name="co56" style:family="table-column">
      <style:table-column-properties fo:break-before="auto" style:column-width="2.478cm"/>
    </style:style>
    <style:style style:name="co58" style:family="table-column">
      <style:table-column-properties fo:break-before="auto" style:column-width="1.386cm"/>
    </style:style>
    <style:style style:name="ro1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.632cm" fo:break-before="auto" style:use-optimal-row-height="true"/>
    </style:style>
    <style:style style:name="ro4" style:family="table-row">
      <style:table-row-properties style:row-height="2.217cm" fo:break-before="auto" style:use-optimal-row-height="true"/>
    </style:style>
    <style:style style:name="ro6" style:family="table-row">
      <style:table-row-properties style:row-height="2.369cm" fo:break-before="auto" style:use-optimal-row-height="true"/>
    </style:style>
    <style:style style:name="ro7" style:family="table-row">
      <style:table-row-properties style:row-height="2.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7" style:family="table-cell" style:parent-style-name="Default" style:data-style-name="N100">
      <style:table-cell-properties fo:border="0.002cm solid #000000"/>
    </style:style>
    <style:style style:name="ce11" style:family="table-cell" style:parent-style-name="Default">
      <style:text-properties fo:color="#ff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wrap-option="wrap" fo:border="0.002cm solid #000000"/>
    </style:style>
    <style:style style:name="ce8" style:family="table-cell" style:parent-style-name="Default">
      <style:table-cell-properties fo:border="0.002cm solid #000000" style:rotation-angle="45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002cm solid #000000" style:rotation-angle="45"/>
      <style:paragraph-properties fo:text-align="start" fo:margin-left="0cm"/>
    </style:style>
    <style:style style:name="ce12" style:family="table-cell" style:parent-style-name="Default">
      <style:table-cell-properties fo:wrap-option="wrap" fo:border="0.002cm solid #000000" style:rotation-angle="45"/>
    </style:style>
    <style:style style:name="ce13" style:family="table-cell" style:parent-style-name="Default">
      <style:table-cell-properties fo:wrap-option="wrap" fo:border="0.002cm solid #000000" style:rotation-angle="45"/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14" style:family="table-cell" style:parent-style-name="Default" style:data-style-name="N37"/>
  </office:automatic-styles>
  <office:body>
    <office:spreadsheet>
      <table:table table:name="Ex1-DD" table:style-name="ta1" table:print="false">
        <table:table-column table:style-name="co23" table:default-cell-style-name="ce1"/>
        <table:table-column table:style-name="co33" table:default-cell-style-name="ce1"/>
        <table:table-column table:style-name="co51" table:default-cell-style-name="ce1"/>
        <table:table-column table:style-name="co26" table:default-cell-style-name="ce1"/>
        <table:table-column table:style-name="co52" table:default-cell-style-name="ce1"/>
        <table:table-column table:style-name="co28" table:default-cell-style-name="ce1"/>
        <table:table-row table:style-name="ro1">
          <table:table-cell office:value-type="string">
            <text:p>Numéro</text:p>
          </table:table-cell>
          <table:table-cell office:value-type="string">
            <text:p>Nom</text:p>
          </table:table-cell>
          <table:table-cell office:value-type="string">
            <text:p>Description</text:p>
          </table:table-cell>
          <table:table-cell office:value-type="string">
            <text:p>Type</text:p>
          </table:table-cell>
          <table:table-cell office:value-type="string">
            <text:p>Format</text:p>
          </table:table-cell>
          <table:table-cell office:value-type="string">
            <text:p>Catégori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MPAT</text:p>
          </table:table-cell>
          <table:table-cell office:value-type="string">
            <text:p>Numéro du patient</text:p>
          </table:table-cell>
          <table:table-cell table:style-name="ce7" office:value-type="string">
            <text:p>Numérique</text:p>
          </table:table-cell>
          <table:table-cell office:value-type="float" office:value="10">
            <text:p>10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OMPAT</text:p>
          </table:table-cell>
          <table:table-cell office:value-type="string">
            <text:p>Nom du patient</text:p>
          </table:table-cell>
          <table:table-cell office:value-type="string">
            <text:p>Alphanumérique</text:p>
          </table:table-cell>
          <table:table-cell office:value-type="float" office:value="80">
            <text:p>8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ENOMPAT</text:p>
          </table:table-cell>
          <table:table-cell office:value-type="string">
            <text:p>Prénom du patient</text:p>
          </table:table-cell>
          <table:table-cell office:value-type="string">
            <text:p>Alphanumérique</text:p>
          </table:table-cell>
          <table:table-cell office:value-type="float" office:value="80">
            <text:p>8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UEPAT</text:p>
          </table:table-cell>
          <table:table-cell office:value-type="string">
            <text:p>Rue de l'habitation du patient</text:p>
          </table:table-cell>
          <table:table-cell office:value-type="string">
            <text:p>Alphanumérique</text:p>
          </table:table-cell>
          <table:table-cell office:value-type="float" office:value="80">
            <text:p>8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UMEROPAT</text:p>
          </table:table-cell>
          <table:table-cell office:value-type="string">
            <text:p>Numéro de l'habitation du patient</text:p>
          </table:table-cell>
          <table:table-cell office:value-type="string">
            <text:p>Alphanumérique</text:p>
          </table:table-cell>
          <table:table-cell office:value-type="float" office:value="10">
            <text:p>1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PPAT</text:p>
          </table:table-cell>
          <table:table-cell office:value-type="string">
            <text:p>Code postal de l'habitation du patient</text:p>
          </table:table-cell>
          <table:table-cell office:value-type="string">
            <text:p>Numérique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ILLEPAT</text:p>
          </table:table-cell>
          <table:table-cell office:value-type="string">
            <text:p>Ville de l'habitation du patient</text:p>
          </table:table-cell>
          <table:table-cell office:value-type="string">
            <text:p>Alphanumérique</text:p>
          </table:table-cell>
          <table:table-cell office:value-type="float" office:value="80">
            <text:p>8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UMMED</text:p>
          </table:table-cell>
          <table:table-cell office:value-type="string">
            <text:p>Numéro du médecin</text:p>
          </table:table-cell>
          <table:table-cell office:value-type="string">
            <text:p>Numérique</text:p>
          </table:table-cell>
          <table:table-cell office:value-type="float" office:value="10">
            <text:p>10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MMED</text:p>
          </table:table-cell>
          <table:table-cell office:value-type="string">
            <text:p>Nom du médecin</text:p>
          </table:table-cell>
          <table:table-cell office:value-type="string">
            <text:p>Alphanumérique</text:p>
          </table:table-cell>
          <table:table-cell office:value-type="float" office:value="80">
            <text:p>8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RENOMMED</text:p>
          </table:table-cell>
          <table:table-cell office:value-type="string">
            <text:p>Prénom du médecin</text:p>
          </table:table-cell>
          <table:table-cell office:value-type="string">
            <text:p>Alphanumérique</text:p>
          </table:table-cell>
          <table:table-cell office:value-type="float" office:value="80">
            <text:p>8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ATECONS</text:p>
          </table:table-cell>
          <table:table-cell office:value-type="string">
            <text:p>Date de la consultation</text:p>
          </table:table-cell>
          <table:table-cell office:value-type="string">
            <text:p>Date</text:p>
          </table:table-cell>
          <table:table-cell office:value-type="string">
            <text:p>Date/heur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RIXCONS</text:p>
          </table:table-cell>
          <table:table-cell office:value-type="string">
            <text:p>Prix de la consultation</text:p>
          </table:table-cell>
          <table:table-cell office:value-type="string">
            <text:p>Numérique</text:p>
          </table:table-cell>
          <table:table-cell office:value-type="string">
            <text:p>6 (2)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YECONS</text:p>
          </table:table-cell>
          <table:table-cell office:value-type="string">
            <text:p>Indique si la consultation a été payée</text:p>
          </table:table-cell>
          <table:table-cell office:value-type="string">
            <text:p>Booléen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table:number-columns-repeated="6"/>
        </table:table-row>
      </table:table>
      <table:table table:name="Ex1-MDF" table:style-name="ta1" table:print="false">
        <table:table-column table:style-name="co53" table:default-cell-style-name="ce1"/>
        <table:table-column table:style-name="co36" table:default-cell-style-name="ce3"/>
        <table:table-column table:style-name="co61" table:visibility="collapse" table:default-cell-style-name="ce3"/>
        <table:table-column table:style-name="co62" table:visibility="collapse" table:default-cell-style-name="ce3"/>
        <table:table-column table:style-name="co63" table:visibility="collapse" table:number-columns-repeated="4" table:default-cell-style-name="ce3"/>
        <table:table-column table:style-name="co28" table:default-cell-style-name="ce3"/>
        <table:table-column table:style-name="co63" table:visibility="collapse" table:number-columns-repeated="5" table:default-cell-style-name="ce3"/>
        <table:table-column table:style-name="co64" table:default-cell-style-name="ce3"/>
        <table:table-column table:style-name="co63" table:default-cell-style-name="ce1"/>
        <table:table-column table:style-name="co1" table:default-cell-style-name="Default"/>
        <table:table-row table:style-name="ro1">
          <table:table-cell table:style-name="Default" table:number-columns-repeated="16"/>
          <table:table-cell/>
        </table:table-row>
        <table:table-row table:style-name="ro1">
          <table:table-cell/>
          <table:table-cell table:style-name="ce1" office:value-type="string">
            <text:p>NUMPAT</text:p>
          </table:table-cell>
          <table:table-cell table:style-name="ce1" office:value-type="string">
            <text:p>NOMPAT</text:p>
          </table:table-cell>
          <table:table-cell table:style-name="ce1" office:value-type="string">
            <text:p>PRENOMPAT</text:p>
          </table:table-cell>
          <table:table-cell table:style-name="ce1" office:value-type="string">
            <text:p>RUEPAT</text:p>
          </table:table-cell>
          <table:table-cell table:style-name="ce1" office:value-type="string">
            <text:p>NUMEROPAT</text:p>
          </table:table-cell>
          <table:table-cell table:style-name="ce1" office:value-type="string">
            <text:p>CPPAT</text:p>
          </table:table-cell>
          <table:table-cell table:style-name="ce1" office:value-type="string">
            <text:p>VILLEPAT</text:p>
          </table:table-cell>
          <table:table-cell table:style-name="ce1" office:value-type="string">
            <text:p>NUMMED</text:p>
          </table:table-cell>
          <table:table-cell table:style-name="ce1" office:value-type="string">
            <text:p>NOMMED</text:p>
          </table:table-cell>
          <table:table-cell table:style-name="ce1" office:value-type="string">
            <text:p>PRENOMMED</text:p>
          </table:table-cell>
          <table:table-cell table:style-name="ce1" office:value-type="string">
            <text:p>DATECONS</text:p>
          </table:table-cell>
          <table:table-cell table:style-name="ce1" office:value-type="string">
            <text:p>PRIXCONS</text:p>
          </table:table-cell>
          <table:table-cell table:style-name="ce1" office:value-type="string">
            <text:p>PAYECONS</text:p>
          </table:table-cell>
          <table:table-cell table:style-name="ce1" office:value-type="string">
            <text:p>14 NUMPAT + NUMMED + DATECONS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office:value-type="string">
            <text:p>NUMPAT</text:p>
          </table:table-cell>
          <table:table-cell office:value-type="string">
            <text:p>*</text:p>
          </table:table-cell>
          <table:table-cell table:number-columns-repeated="12"/>
          <table:table-cell office:value-type="float" office:value="1">
            <text:p>1</text:p>
          </table:table-cell>
          <table:table-cell table:formula="of:=SUM([.B3:.O3])" office:value-type="float" office:value="1">
            <text:p>1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NOMPAT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11"/>
          <table:table-cell office:value-type="float" office:value="0">
            <text:p>0</text:p>
          </table:table-cell>
          <table:table-cell table:formula="of:=SUM([.B4:.O4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ENOMPA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10"/>
          <table:table-cell office:value-type="float" office:value="0">
            <text:p>0</text:p>
          </table:table-cell>
          <table:table-cell table:formula="of:=SUM([.B5:.O5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UEPA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9"/>
          <table:table-cell office:value-type="float" office:value="0">
            <text:p>0</text:p>
          </table:table-cell>
          <table:table-cell table:formula="of:=SUM([.B6:.O6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UMEROPAT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*</text:p>
          </table:table-cell>
          <table:table-cell table:number-columns-repeated="8"/>
          <table:table-cell office:value-type="float" office:value="0">
            <text:p>0</text:p>
          </table:table-cell>
          <table:table-cell table:formula="of:=SUM([.B7:.O7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PPA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7"/>
          <table:table-cell office:value-type="float" office:value="0">
            <text:p>0</text:p>
          </table:table-cell>
          <table:table-cell table:formula="of:=SUM([.B8:.O8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LLEPAT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*</text:p>
          </table:table-cell>
          <table:table-cell table:number-columns-repeated="6"/>
          <table:table-cell office:value-type="float" office:value="0">
            <text:p>0</text:p>
          </table:table-cell>
          <table:table-cell table:formula="of:=SUM([.B9:.O9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UMMED</text:p>
          </table:table-cell>
          <table:table-cell table:number-columns-repeated="7"/>
          <table:table-cell office:value-type="string">
            <text:p>*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B10:.O10])" office:value-type="float" office:value="1">
            <text:p>1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NOMMED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SUM([.B11:.O11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ENOMMED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3"/>
          <table:table-cell office:value-type="float" office:value="0">
            <text:p>0</text:p>
          </table:table-cell>
          <table:table-cell table:formula="of:=SUM([.B12:.O12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TECONS</text:p>
          </table:table-cell>
          <table:table-cell table:number-columns-repeated="10"/>
          <table:table-cell office:value-type="string">
            <text:p>*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B13:.O13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IXCONS</text:p>
          </table:table-cell>
          <table:table-cell table:number-columns-repeated="11"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formula="of:=SUM([.B14:.O14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YECONS</text:p>
          </table:table-cell>
          <table:table-cell table:number-columns-repeated="12"/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table:formula="of:=SUM([.B15:.O15])" office:value-type="float" office:value="1">
            <text:p>1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 table:number-rows-repeated="2">
          <table:table-cell table:style-name="Default" table:number-columns-repeated="16"/>
          <table:table-cell/>
        </table:table-row>
        <table:table-row table:style-name="ro1">
          <table:table-cell table:style-name="Default" table:number-columns-repeated="9"/>
          <table:table-cell table:style-name="Default" office:value-type="string">
            <text:p>NUMPAT --&gt; NOMPAT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9"/>
          <table:table-cell table:style-name="ce11" office:value-type="string">
            <text:p>COMBI --&gt; NOMPAT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9"/>
          <table:table-cell table:style-name="Default" office:value-type="string">
            <text:p>COMBI --&gt; NUMPAT</text:p>
          </table:table-cell>
          <table:table-cell table:style-name="Default" table:number-columns-repeated="6"/>
          <table:table-cell/>
        </table:table-row>
      </table:table>
      <table:table table:name="Ex2-DD" table:style-name="ta1" table:print="false">
        <table:table-column table:style-name="co23" table:default-cell-style-name="ce1"/>
        <table:table-column table:style-name="co29" table:default-cell-style-name="ce1"/>
        <table:table-column table:style-name="co34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row table:style-name="ro1">
          <table:table-cell office:value-type="string">
            <text:p>Numéro</text:p>
          </table:table-cell>
          <table:table-cell office:value-type="string">
            <text:p>Nom</text:p>
          </table:table-cell>
          <table:table-cell office:value-type="string">
            <text:p>Description</text:p>
          </table:table-cell>
          <table:table-cell office:value-type="string">
            <text:p>Type</text:p>
          </table:table-cell>
          <table:table-cell office:value-type="string">
            <text:p>Format</text:p>
          </table:table-cell>
          <table:table-cell office:value-type="string">
            <text:p>Catégori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ITOUV</text:p>
          </table:table-cell>
          <table:table-cell office:value-type="string">
            <text:p>Titre de l'ouvrage</text:p>
          </table:table-cell>
          <table:table-cell table:style-name="ce7" office:value-type="string">
            <text:p>Alphanumérique</text:p>
          </table:table-cell>
          <table:table-cell office:value-type="float" office:value="80">
            <text:p>8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TOUV</text:p>
          </table:table-cell>
          <table:table-cell office:value-type="string">
            <text:p>Catégorie de l'ouvrage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MEDIT</text:p>
          </table:table-cell>
          <table:table-cell office:value-type="string">
            <text:p>Nom de l'éditeur</text:p>
          </table:table-cell>
          <table:table-cell office:value-type="string">
            <text:p>Alphanumérique</text:p>
          </table:table-cell>
          <table:table-cell office:value-type="float" office:value="60">
            <text:p>6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UMEDIT</text:p>
          </table:table-cell>
          <table:table-cell office:value-type="string">
            <text:p>Numéro d'identification de l'éditeur</text:p>
          </table:table-cell>
          <table:table-cell office:value-type="string">
            <text:p>Alphanumérique</text:p>
          </table:table-cell>
          <table:table-cell office:value-type="float" office:value="20">
            <text:p>20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SBNOUV</text:p>
          </table:table-cell>
          <table:table-cell office:value-type="string">
            <text:p>Code ISBN unique de l'ouvrage</text:p>
          </table:table-cell>
          <table:table-cell office:value-type="string">
            <text:p>Alphanumérique</text:p>
          </table:table-cell>
          <table:table-cell office:value-type="float" office:value="15">
            <text:p>15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MAUT</text:p>
          </table:table-cell>
          <table:table-cell office:value-type="string">
            <text:p>Nom de l'aut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RENAUT</text:p>
          </table:table-cell>
          <table:table-cell office:value-type="string">
            <text:p>Prénom de l'aut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SEUDOAUT</text:p>
          </table:table-cell>
          <table:table-cell office:value-type="string">
            <text:p>Pseudo de l'aut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UMAUT</text:p>
          </table:table-cell>
          <table:table-cell office:value-type="string">
            <text:p>Numéro d'identification de l'auteur</text:p>
          </table:table-cell>
          <table:table-cell office:value-type="string">
            <text:p>Numérique</text:p>
          </table:table-cell>
          <table:table-cell office:value-type="float" office:value="5">
            <text:p>5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ATENAUT</text:p>
          </table:table-cell>
          <table:table-cell office:value-type="string">
            <text:p>Date de naissance de l'auteur</text:p>
          </table:table-cell>
          <table:table-cell office:value-type="string">
            <text:p>Date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ATEDAUT</text:p>
          </table:table-cell>
          <table:table-cell office:value-type="string">
            <text:p>Date de décès de l'auteur</text:p>
          </table:table-cell>
          <table:table-cell office:value-type="string">
            <text:p>Date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table:number-columns-repeated="6"/>
        </table:table-row>
      </table:table>
      <table:table table:name="Ex2-MDF" table:style-name="ta1" table:print="false">
        <table:table-column table:style-name="co1" table:default-cell-style-name="ce1"/>
        <table:table-column table:style-name="co54" table:visibility="collapse" table:number-columns-repeated="3" table:default-cell-style-name="ce3"/>
        <table:table-column table:style-name="co55" table:number-columns-repeated="2" table:default-cell-style-name="ce3"/>
        <table:table-column table:style-name="co54" table:visibility="collapse" table:number-columns-repeated="3" table:default-cell-style-name="ce3"/>
        <table:table-column table:style-name="co36" table:default-cell-style-name="ce3"/>
        <table:table-column table:style-name="co57" table:visibility="collapse" table:default-cell-style-name="ce3"/>
        <table:table-column table:style-name="co37" table:visibility="collapse" table:default-cell-style-name="ce3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table:number-columns-repeated="13"/>
          <table:table-cell/>
        </table:table-row>
        <table:table-row table:style-name="ro1">
          <table:table-cell/>
          <table:table-cell table:style-name="ce1" office:value-type="string">
            <text:p>TITOUV</text:p>
          </table:table-cell>
          <table:table-cell table:style-name="ce1" office:value-type="string">
            <text:p>CATOUV</text:p>
          </table:table-cell>
          <table:table-cell table:style-name="ce1" office:value-type="string">
            <text:p>NOMEDIT</text:p>
          </table:table-cell>
          <table:table-cell table:style-name="ce1" office:value-type="string">
            <text:p>NUMEDIT</text:p>
          </table:table-cell>
          <table:table-cell table:style-name="ce1" office:value-type="string">
            <text:p>ISBNOUV</text:p>
          </table:table-cell>
          <table:table-cell table:style-name="ce1" office:value-type="string">
            <text:p>NOMAUT</text:p>
          </table:table-cell>
          <table:table-cell table:style-name="ce1" office:value-type="string">
            <text:p>PRENAUT</text:p>
          </table:table-cell>
          <table:table-cell table:style-name="ce1" office:value-type="string">
            <text:p>PSEUDOAUT</text:p>
          </table:table-cell>
          <table:table-cell table:style-name="ce1" office:value-type="string">
            <text:p>NUMAUT</text:p>
          </table:table-cell>
          <table:table-cell table:style-name="ce1" office:value-type="string">
            <text:p>DATENAUT</text:p>
          </table:table-cell>
          <table:table-cell table:style-name="ce1" office:value-type="string">
            <text:p>DATEDAUT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office:value-type="string">
            <text:p>TITOUV</text:p>
          </table:table-cell>
          <table:table-cell office:value-type="string">
            <text:p>*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table:formula="of:=SUMIF([.B3:.K3];1;[.B3:.K3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TOUV</text:p>
          </table:table-cell>
          <table:table-cell/>
          <table:table-cell office:value-type="string">
            <text:p>*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table:formula="of:=SUMIF([.B4:.K4];1;[.B4:.K4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MEDIT</text:p>
          </table:table-cell>
          <table:table-cell table:number-columns-repeated="2"/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SUMIF([.B5:.K5];1;[.B5:.K5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UMEDIT</text:p>
          </table:table-cell>
          <table:table-cell table:number-columns-repeated="3"/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table:number-columns-repeated="6"/>
          <table:table-cell table:formula="of:=SUMIF([.B6:.K6];1;[.B6:.K6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SBNOUV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6"/>
          <table:table-cell table:formula="of:=SUMIF([.B7:.K7];1;[.B7:.K7])" office:value-type="float" office:value="0">
            <text:p>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NOMAUT</text:p>
          </table:table-cell>
          <table:table-cell table:number-columns-repeated="5"/>
          <table:table-cell office:value-type="string">
            <text:p>*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SUMIF([.B8:.K8];1;[.B8:.K8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ENAUT</text:p>
          </table:table-cell>
          <table:table-cell table:number-columns-repeated="6"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formula="of:=SUMIF([.B9:.K9];1;[.B9:.K9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SEUDOAUT</text:p>
          </table:table-cell>
          <table:table-cell table:number-columns-repeated="7"/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IF([.B10:.K10];1;[.B10:.K10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UMAUT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2"/>
          <table:table-cell table:formula="of:=SUMIF([.B11:.K11];1;[.B11:.K11])" office:value-type="float" office:value="0">
            <text:p>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DATENAUT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string">
            <text:p>*</text:p>
          </table:table-cell>
          <table:table-cell/>
          <table:table-cell table:formula="of:=SUMIF([.B12:.K12];1;[.B12:.K12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TEDAUT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formula="of:=SUMIF([.B13:.K13];1;[.B13:.K13])" office:value-type="float" office:value="1">
            <text:p>1</text:p>
          </table:table-cell>
          <table:table-cell/>
        </table:table-row>
        <table:table-row table:style-name="ro1" table:number-rows-repeated="2">
          <table:table-cell table:style-name="Default" table:number-columns-repeated="13"/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>
            <text:p>4-&gt;3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>
            <text:p>5-&gt;3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>
            <text:p>5-&gt;4</text:p>
          </table:table-cell>
          <table:table-cell table:style-name="Default" table:number-columns-repeated="9"/>
          <table:table-cell/>
        </table:table-row>
      </table:table>
      <table:table table:name="Ex3-DD" table:style-name="ta1" table:print="false">
        <table:table-column table:style-name="co23" table:default-cell-style-name="ce1"/>
        <table:table-column table:style-name="co29" table:default-cell-style-name="ce1"/>
        <table:table-column table:style-name="co31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row table:style-name="ro1">
          <table:table-cell office:value-type="string">
            <text:p>Numéro</text:p>
          </table:table-cell>
          <table:table-cell office:value-type="string">
            <text:p>Nom</text:p>
          </table:table-cell>
          <table:table-cell office:value-type="string">
            <text:p>Description</text:p>
          </table:table-cell>
          <table:table-cell office:value-type="string">
            <text:p>Type</text:p>
          </table:table-cell>
          <table:table-cell office:value-type="string">
            <text:p>Format</text:p>
          </table:table-cell>
          <table:table-cell office:value-type="string">
            <text:p>Catégori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ITOUV</text:p>
          </table:table-cell>
          <table:table-cell office:value-type="string">
            <text:p>Titre de l'ouvrage</text:p>
          </table:table-cell>
          <table:table-cell table:style-name="ce7" office:value-type="string">
            <text:p>Alphanumérique</text:p>
          </table:table-cell>
          <table:table-cell office:value-type="float" office:value="80">
            <text:p>8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TOUV</text:p>
          </table:table-cell>
          <table:table-cell office:value-type="string">
            <text:p>Catégorie de l'ouvrage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MEDIT</text:p>
          </table:table-cell>
          <table:table-cell office:value-type="string">
            <text:p>Nom de l'éditeur</text:p>
          </table:table-cell>
          <table:table-cell office:value-type="string">
            <text:p>Alphanumérique</text:p>
          </table:table-cell>
          <table:table-cell office:value-type="float" office:value="60">
            <text:p>6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UMEDIT</text:p>
          </table:table-cell>
          <table:table-cell office:value-type="string">
            <text:p>Numéro d'identification de l'éditeur</text:p>
          </table:table-cell>
          <table:table-cell office:value-type="string">
            <text:p>Alphanumérique</text:p>
          </table:table-cell>
          <table:table-cell office:value-type="float" office:value="20">
            <text:p>20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SBNOUV</text:p>
          </table:table-cell>
          <table:table-cell office:value-type="string">
            <text:p>Code ISBN unique de l'ouvrage</text:p>
          </table:table-cell>
          <table:table-cell office:value-type="string">
            <text:p>Alphanumérique</text:p>
          </table:table-cell>
          <table:table-cell office:value-type="float" office:value="15">
            <text:p>15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MAUT</text:p>
          </table:table-cell>
          <table:table-cell office:value-type="string">
            <text:p>Nom de l'aut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RENAUT</text:p>
          </table:table-cell>
          <table:table-cell office:value-type="string">
            <text:p>Prénom de l'aut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SEUDOAUT</text:p>
          </table:table-cell>
          <table:table-cell office:value-type="string">
            <text:p>Pseudo de l'aut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UMAUT</text:p>
          </table:table-cell>
          <table:table-cell office:value-type="string">
            <text:p>Numéro d'identification de l'auteur</text:p>
          </table:table-cell>
          <table:table-cell office:value-type="string">
            <text:p>Numérique</text:p>
          </table:table-cell>
          <table:table-cell office:value-type="float" office:value="5">
            <text:p>5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ATENAUT</text:p>
          </table:table-cell>
          <table:table-cell office:value-type="string">
            <text:p>Date de naissance de l'auteur</text:p>
          </table:table-cell>
          <table:table-cell office:value-type="string">
            <text:p>Date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ATEDAUT</text:p>
          </table:table-cell>
          <table:table-cell office:value-type="string">
            <text:p>Date de décès de l'auteur</text:p>
          </table:table-cell>
          <table:table-cell office:value-type="string">
            <text:p>Date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ATEIMP</text:p>
          </table:table-cell>
          <table:table-cell office:value-type="string">
            <text:p>Date d'impression de l'exemplaire</text:p>
          </table:table-cell>
          <table:table-cell office:value-type="string">
            <text:p>Date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UMEX</text:p>
          </table:table-cell>
          <table:table-cell office:value-type="string">
            <text:p>Numéro de l'exemplaire (unique pour l'ouvrage)</text:p>
          </table:table-cell>
          <table:table-cell office:value-type="string">
            <text:p>Numérique</text:p>
          </table:table-cell>
          <table:table-cell office:value-type="float" office:value="6">
            <text:p>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number-columns-repeated="6"/>
        </table:table-row>
      </table:table>
      <table:table table:name="Ex3-MDF" table:style-name="ta1" table:print="false">
        <table:table-column table:style-name="co29" table:default-cell-style-name="ce1"/>
        <table:table-column table:style-name="co59" table:visibility="collapse" table:number-columns-repeated="3" table:default-cell-style-name="ce3"/>
        <table:table-column table:style-name="co55" table:number-columns-repeated="2" table:default-cell-style-name="ce3"/>
        <table:table-column table:style-name="co59" table:visibility="collapse" table:number-columns-repeated="3" table:default-cell-style-name="ce3"/>
        <table:table-column table:style-name="co36" table:default-cell-style-name="ce3"/>
        <table:table-column table:style-name="co59" table:visibility="collapse" table:number-columns-repeated="3" table:default-cell-style-name="ce3"/>
        <table:table-column table:style-name="co37" table:visibility="collapse" table:default-cell-style-name="ce3"/>
        <table:table-column table:style-name="co60" table:default-cell-style-name="ce3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table:number-columns-repeated="16"/>
          <table:table-cell/>
        </table:table-row>
        <table:table-row table:style-name="ro1">
          <table:table-cell/>
          <table:table-cell table:style-name="ce1" office:value-type="string">
            <text:p>TITOUV</text:p>
          </table:table-cell>
          <table:table-cell table:style-name="ce1" office:value-type="string">
            <text:p>CATOUV</text:p>
          </table:table-cell>
          <table:table-cell table:style-name="ce1" office:value-type="string">
            <text:p>NOMEDIT</text:p>
          </table:table-cell>
          <table:table-cell table:style-name="ce1" office:value-type="string">
            <text:p>NUMEDIT</text:p>
          </table:table-cell>
          <table:table-cell table:style-name="ce1" office:value-type="string">
            <text:p>ISBNOUV</text:p>
          </table:table-cell>
          <table:table-cell table:style-name="ce1" office:value-type="string">
            <text:p>NOMAUT</text:p>
          </table:table-cell>
          <table:table-cell table:style-name="ce1" office:value-type="string">
            <text:p>PRENAUT</text:p>
          </table:table-cell>
          <table:table-cell table:style-name="ce1" office:value-type="string">
            <text:p>PSEUDOAUT</text:p>
          </table:table-cell>
          <table:table-cell table:style-name="ce1" office:value-type="string">
            <text:p>NUMAUT</text:p>
          </table:table-cell>
          <table:table-cell table:style-name="ce1" office:value-type="string">
            <text:p>DATENAUT</text:p>
          </table:table-cell>
          <table:table-cell table:style-name="ce1" office:value-type="string">
            <text:p>DATEDAUT</text:p>
          </table:table-cell>
          <table:table-cell table:style-name="ce1" office:value-type="string">
            <text:p>DATEIMP</text:p>
          </table:table-cell>
          <table:table-cell table:style-name="ce1" office:value-type="string">
            <text:p>NUMEX</text:p>
          </table:table-cell>
          <table:table-cell table:style-name="ce1" office:value-type="string">
            <text:p>ISBNOUV + NUMEX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office:value-type="string">
            <text:p>TITOUV</text:p>
          </table:table-cell>
          <table:table-cell office:value-type="string">
            <text:p>*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  <table:table-cell office:value-type="float" office:value="0">
            <text:p>0</text:p>
          </table:table-cell>
          <table:table-cell table:formula="of:=SUMIF([.B3:.O3];1;[.B3:.O3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TOUV</text:p>
          </table:table-cell>
          <table:table-cell/>
          <table:table-cell office:value-type="string">
            <text:p>*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office:value-type="float" office:value="0">
            <text:p>0</text:p>
          </table:table-cell>
          <table:table-cell table:formula="of:=SUMIF([.B4:.O4];1;[.B4:.O4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MEDIT</text:p>
          </table:table-cell>
          <table:table-cell table:number-columns-repeated="2"/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">
            <text:p>0</text:p>
          </table:table-cell>
          <table:table-cell table:formula="of:=SUMIF([.B5:.O5];1;[.B5:.O5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UMEDIT</text:p>
          </table:table-cell>
          <table:table-cell table:number-columns-repeated="3"/>
          <table:table-cell office:value-type="string">
            <text:p>*</text:p>
          </table:table-cell>
          <table:table-cell table:number-columns-repeated="9"/>
          <table:table-cell office:value-type="float" office:value="1">
            <text:p>1</text:p>
          </table:table-cell>
          <table:table-cell table:formula="of:=SUMIF([.B6:.O6];1;[.B6:.O6])" office:value-type="float" office:value="1">
            <text:p>1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ISBNOUV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IF([.B7:.O7];1;[.B7:.O7])" office:value-type="float" office:value="1">
            <text:p>1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NOMAUT</text:p>
          </table:table-cell>
          <table:table-cell table:number-columns-repeated="5"/>
          <table:table-cell office:value-type="string">
            <text:p>*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table:formula="of:=SUMIF([.B8:.O8];1;[.B8:.O8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ENAUT</text:p>
          </table:table-cell>
          <table:table-cell table:number-columns-repeated="6"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formula="of:=SUMIF([.B9:.O9];1;[.B9:.O9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SEUDOAUT</text:p>
          </table:table-cell>
          <table:table-cell table:number-columns-repeated="7"/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SUMIF([.B10:.O10];1;[.B10:.O10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UMAUT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5"/>
          <table:table-cell table:formula="of:=SUMIF([.B11:.O11];1;[.B11:.O11])" office:value-type="float" office:value="0">
            <text:p>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DATENAUT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4"/>
          <table:table-cell table:formula="of:=SUMIF([.B12:.O12];1;[.B12:.O12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TEDAUT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2"/>
          <table:table-cell table:style-name="Default"/>
          <table:table-cell table:formula="of:=SUMIF([.B13:.O13];1;[.B13:.O13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TEIMP</text:p>
          </table:table-cell>
          <table:table-cell table:number-columns-repeated="11"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formula="of:=SUMIF([.B14:.O14];1;[.B14:.O14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UMEX</text:p>
          </table:table-cell>
          <table:table-cell table:style-name="ce1" table:number-columns-repeated="12"/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table:formula="of:=SUMIF([.B15:.O15];1;[.B15:.O15])" office:value-type="float" office:value="1">
            <text:p>1</text:p>
          </table:table-cell>
          <table:table-cell/>
        </table:table-row>
      </table:table>
      <table:table table:name="Ex4-DD" table:style-name="ta1" table:print="false">
        <table:table-column table:style-name="co23" table:default-cell-style-name="ce1"/>
        <table:table-column table:style-name="co29" table:default-cell-style-name="ce1"/>
        <table:table-column table:style-name="co3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row table:style-name="ro1">
          <table:table-cell office:value-type="string">
            <text:p>Numéro</text:p>
          </table:table-cell>
          <table:table-cell office:value-type="string">
            <text:p>Nom</text:p>
          </table:table-cell>
          <table:table-cell office:value-type="string">
            <text:p>Description</text:p>
          </table:table-cell>
          <table:table-cell office:value-type="string">
            <text:p>Type</text:p>
          </table:table-cell>
          <table:table-cell office:value-type="string">
            <text:p>Format</text:p>
          </table:table-cell>
          <table:table-cell office:value-type="string">
            <text:p>Catégori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ITOUV</text:p>
          </table:table-cell>
          <table:table-cell office:value-type="string">
            <text:p>Titre de l'ouvrage</text:p>
          </table:table-cell>
          <table:table-cell table:style-name="ce7" office:value-type="string">
            <text:p>Alphanumérique</text:p>
          </table:table-cell>
          <table:table-cell office:value-type="float" office:value="80">
            <text:p>8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TOUV</text:p>
          </table:table-cell>
          <table:table-cell office:value-type="string">
            <text:p>Catégorie de l'ouvrage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MEDIT</text:p>
          </table:table-cell>
          <table:table-cell office:value-type="string">
            <text:p>Nom de l'éditeur</text:p>
          </table:table-cell>
          <table:table-cell office:value-type="string">
            <text:p>Alphanumérique</text:p>
          </table:table-cell>
          <table:table-cell office:value-type="float" office:value="60">
            <text:p>6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UMEDIT</text:p>
          </table:table-cell>
          <table:table-cell office:value-type="string">
            <text:p>Numéro d'identification de l'éditeur</text:p>
          </table:table-cell>
          <table:table-cell office:value-type="string">
            <text:p>Alphanumérique</text:p>
          </table:table-cell>
          <table:table-cell office:value-type="float" office:value="20">
            <text:p>20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SBNOUV</text:p>
          </table:table-cell>
          <table:table-cell office:value-type="string">
            <text:p>Code ISBN unique de l'ouvrage</text:p>
          </table:table-cell>
          <table:table-cell office:value-type="string">
            <text:p>Alphanumérique</text:p>
          </table:table-cell>
          <table:table-cell office:value-type="float" office:value="15">
            <text:p>15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MAUT</text:p>
          </table:table-cell>
          <table:table-cell office:value-type="string">
            <text:p>Nom de l'aut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RENAUT</text:p>
          </table:table-cell>
          <table:table-cell office:value-type="string">
            <text:p>Prénom de l'aut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SEUDOAUT</text:p>
          </table:table-cell>
          <table:table-cell office:value-type="string">
            <text:p>Pseudo de l'aut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UMAUT</text:p>
          </table:table-cell>
          <table:table-cell office:value-type="string">
            <text:p>Numéro d'identification de l'auteur</text:p>
          </table:table-cell>
          <table:table-cell office:value-type="string">
            <text:p>Numérique</text:p>
          </table:table-cell>
          <table:table-cell office:value-type="float" office:value="5">
            <text:p>5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ATENAUT</text:p>
          </table:table-cell>
          <table:table-cell office:value-type="string">
            <text:p>Date de naissance de l'auteur</text:p>
          </table:table-cell>
          <table:table-cell office:value-type="string">
            <text:p>Date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ATEDAUT</text:p>
          </table:table-cell>
          <table:table-cell office:value-type="string">
            <text:p>Date de décès de l'auteur</text:p>
          </table:table-cell>
          <table:table-cell office:value-type="string">
            <text:p>Date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ATEIMP</text:p>
          </table:table-cell>
          <table:table-cell office:value-type="string">
            <text:p>Date d'impression de l'exemplaire</text:p>
          </table:table-cell>
          <table:table-cell office:value-type="string">
            <text:p>Date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UMEX</text:p>
          </table:table-cell>
          <table:table-cell office:value-type="string">
            <text:p>Numéro de l'exemplaire (unique pour l'ouvrage)</text:p>
          </table:table-cell>
          <table:table-cell office:value-type="string">
            <text:p>Numérique</text:p>
          </table:table-cell>
          <table:table-cell office:value-type="float" office:value="6">
            <text:p>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UMEMP</text:p>
          </table:table-cell>
          <table:table-cell office:value-type="string">
            <text:p>Numéro d'identification de l'emprunteur</text:p>
          </table:table-cell>
          <table:table-cell office:value-type="string">
            <text:p>Numérique</text:p>
          </table:table-cell>
          <table:table-cell office:value-type="float" office:value="5">
            <text:p>5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MEMP</text:p>
          </table:table-cell>
          <table:table-cell office:value-type="string">
            <text:p>Nom de l'emprunt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RENEMP</text:p>
          </table:table-cell>
          <table:table-cell office:value-type="string">
            <text:p>Prénom de l'emprunt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ATEEMP</text:p>
          </table:table-cell>
          <table:table-cell office:value-type="string">
            <text:p>Date de l'emprunt d'un exemplaire par un emprunteur</text:p>
          </table:table-cell>
          <table:table-cell office:value-type="string">
            <text:p>Date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UMTELEMP</text:p>
          </table:table-cell>
          <table:table-cell office:value-type="string">
            <text:p>Numéro de téléphone de l'emprunteur</text:p>
          </table:table-cell>
          <table:table-cell office:value-type="string">
            <text:p>Alphanumérique</text:p>
          </table:table-cell>
          <table:table-cell office:value-type="float" office:value="10">
            <text:p>10</text:p>
          </table:table-cell>
          <table:table-cell office:value-type="string">
            <text:p>S</text:p>
          </table:table-cell>
        </table:table-row>
      </table:table>
      <table:table table:name="Ex4-MDF" table:style-name="ta1" table:print="false">
        <table:table-column table:style-name="co29" table:default-cell-style-name="ce1"/>
        <table:table-column table:style-name="co43" table:number-columns-repeated="9" table:default-cell-style-name="ce3"/>
        <table:table-column table:style-name="co37" table:number-columns-repeated="4" table:default-cell-style-name="ce3"/>
        <table:table-column table:style-name="co46" table:number-columns-repeated="5" table:default-cell-style-name="ce3"/>
        <table:table-column table:style-name="co47" table:default-cell-style-name="ce3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table:number-columns-repeated="21"/>
          <table:table-cell/>
        </table:table-row>
        <table:table-row table:style-name="ro3">
          <table:table-cell/>
          <table:table-cell table:style-name="ce8" office:value-type="string">
            <text:p>TITOUV</text:p>
          </table:table-cell>
          <table:table-cell table:style-name="ce8" office:value-type="string">
            <text:p>CATOUV</text:p>
          </table:table-cell>
          <table:table-cell table:style-name="ce8" office:value-type="string">
            <text:p>NOMEDIT</text:p>
          </table:table-cell>
          <table:table-cell table:style-name="ce8" office:value-type="string">
            <text:p>NUMEDIT</text:p>
          </table:table-cell>
          <table:table-cell table:style-name="ce8" office:value-type="string">
            <text:p>ISBNOUV</text:p>
          </table:table-cell>
          <table:table-cell table:style-name="ce8" office:value-type="string">
            <text:p>NOMAUT</text:p>
          </table:table-cell>
          <table:table-cell table:style-name="ce8" office:value-type="string">
            <text:p>PRENAUT</text:p>
          </table:table-cell>
          <table:table-cell table:style-name="ce8" office:value-type="string">
            <text:p>PSEUDOAUT</text:p>
          </table:table-cell>
          <table:table-cell table:style-name="ce8" office:value-type="string">
            <text:p>NUMAUT</text:p>
          </table:table-cell>
          <table:table-cell table:style-name="ce8" office:value-type="string">
            <text:p>NUMEX</text:p>
          </table:table-cell>
          <table:table-cell table:style-name="ce8" office:value-type="string">
            <text:p>DATEDAUT</text:p>
          </table:table-cell>
          <table:table-cell table:style-name="ce8" office:value-type="string">
            <text:p>DATEIMP</text:p>
          </table:table-cell>
          <table:table-cell table:style-name="ce8" office:value-type="string">
            <text:p>NUMEX</text:p>
          </table:table-cell>
          <table:table-cell table:style-name="ce8" office:value-type="string">
            <text:p>NUMEMP</text:p>
          </table:table-cell>
          <table:table-cell table:style-name="ce8" office:value-type="string">
            <text:p>NOMEMP</text:p>
          </table:table-cell>
          <table:table-cell table:style-name="ce8" office:value-type="string">
            <text:p>PRENEMP</text:p>
          </table:table-cell>
          <table:table-cell table:style-name="ce8" office:value-type="string">
            <text:p>DATEEMP</text:p>
          </table:table-cell>
          <table:table-cell table:style-name="ce8" office:value-type="string">
            <text:p>NUMTELEMP</text:p>
          </table:table-cell>
          <table:table-cell table:style-name="ce8" office:value-type="string">
            <text:p>ISBNOUV + NUMEX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office:value-type="string">
            <text:p>TITOUV</text:p>
          </table:table-cell>
          <table:table-cell office:value-type="string">
            <text:p>*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  <table:table-cell office:value-type="float" office:value="0">
            <text:p>0</text:p>
          </table:table-cell>
          <table:table-cell table:formula="of:=SUMIF([.B3:.T3];1;[.B3:.T3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TOUV</text:p>
          </table:table-cell>
          <table:table-cell/>
          <table:table-cell office:value-type="string">
            <text:p>*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3"/>
          <table:table-cell office:value-type="float" office:value="0">
            <text:p>0</text:p>
          </table:table-cell>
          <table:table-cell table:formula="of:=SUMIF([.B4:.T4];1;[.B4:.T4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MEDIT</text:p>
          </table:table-cell>
          <table:table-cell table:number-columns-repeated="2"/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float" office:value="0">
            <text:p>0</text:p>
          </table:table-cell>
          <table:table-cell table:formula="of:=SUMIF([.B5:.T5];1;[.B5:.T5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UMEDIT</text:p>
          </table:table-cell>
          <table:table-cell table:number-columns-repeated="3"/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float" office:value="0">
            <text:p>0</text:p>
          </table:table-cell>
          <table:table-cell table:formula="of:=SUMIF([.B6:.T6];1;[.B6:.T6])" office:value-type="float" office:value="1">
            <text:p>1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ISBNOUV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IF([.B7:.T7];1;[.B7:.T7])" office:value-type="float" office:value="1">
            <text:p>1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NOMAUT</text:p>
          </table:table-cell>
          <table:table-cell table:number-columns-repeated="5"/>
          <table:table-cell office:value-type="string">
            <text:p>*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table:formula="of:=SUMIF([.B8:.T8];1;[.B8:.T8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ENAUT</text:p>
          </table:table-cell>
          <table:table-cell table:number-columns-repeated="6"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table:formula="of:=SUMIF([.B9:.T9];1;[.B9:.T9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SEUDOAUT</text:p>
          </table:table-cell>
          <table:table-cell table:number-columns-repeated="7"/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table:number-columns-repeated="10"/>
          <table:table-cell table:formula="of:=SUMIF([.B10:.T10];1;[.B10:.T10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UMAUT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"/>
          <table:table-cell table:formula="of:=SUMIF([.B11:.T11];1;[.B11:.T11])" office:value-type="float" office:value="0">
            <text:p>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DATENAUT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9"/>
          <table:table-cell table:formula="of:=SUMIF([.B12:.T12];1;[.B12:.T12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TEDAUT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7"/>
          <table:table-cell table:style-name="Default"/>
          <table:table-cell table:formula="of:=SUMIF([.B13:.T13];1;[.B13:.T13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TEIMP</text:p>
          </table:table-cell>
          <table:table-cell table:number-columns-repeated="11"/>
          <table:table-cell office:value-type="string">
            <text:p>*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SUMIF([.B14:.T14];1;[.B14:.T14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UMEX</text:p>
          </table:table-cell>
          <table:table-cell table:style-name="ce1" table:number-columns-repeated="12"/>
          <table:table-cell table:style-name="ce1" office:value-type="string">
            <text:p>*</text:p>
          </table:table-cell>
          <table:table-cell table:style-name="ce1" table:number-columns-repeated="5"/>
          <table:table-cell office:value-type="float" office:value="1">
            <text:p>1</text:p>
          </table:table-cell>
          <table:table-cell table:formula="of:=SUMIF([.B15:.T15];1;[.B15:.T15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UMEMP</text:p>
          </table:table-cell>
          <table:table-cell table:number-columns-repeated="13"/>
          <table:table-cell table:style-name="ce9" office:value-type="string">
            <text:p>*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SUMIF([.B16:.T16];1;[.B16:.T16])" office:value-type="float" office:value="1">
            <text:p>1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NOMEMP</text:p>
          </table:table-cell>
          <table:table-cell table:number-columns-repeated="13"/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3"/>
          <table:table-cell office:value-type="float" office:value="0">
            <text:p>0</text:p>
          </table:table-cell>
          <table:table-cell table:formula="of:=SUMIF([.B17:.T17];1;[.B17:.T17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ENEMP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SUMIF([.B18:.T18];1;[.B18:.T18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TEEMP</text:p>
          </table:table-cell>
          <table:table-cell table:number-columns-repeated="16"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formula="of:=SUMIF([.B19:.T19];1;[.B19:.T19])" office:value-type="float" office:value="1">
            <text:p>1</text:p>
          </table:table-cell>
          <table:table-cell office:value-type="string">
            <text:p>Si historique, alors date de l'emprunt identifiée par 5 + 17 + 13</text:p>
          </table:table-cell>
        </table:table-row>
        <table:table-row table:style-name="ro1">
          <table:table-cell office:value-type="string">
            <text:p>NUMTELEMP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3"/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table:formula="of:=SUMIF([.B20:.T20];1;[.B20:.T20])" office:value-type="float" office:value="1">
            <text:p>1</text:p>
          </table:table-cell>
          <table:table-cell/>
        </table:table-row>
      </table:table>
      <table:table table:name="Ex5-DD" table:style-name="ta1" table:print="false">
        <table:table-column table:style-name="co23" table:default-cell-style-name="ce1"/>
        <table:table-column table:style-name="co44" table:default-cell-style-name="ce1"/>
        <table:table-column table:style-name="co4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row table:style-name="ro1">
          <table:table-cell office:value-type="string">
            <text:p>Numéro</text:p>
          </table:table-cell>
          <table:table-cell office:value-type="string">
            <text:p>Nom</text:p>
          </table:table-cell>
          <table:table-cell office:value-type="string">
            <text:p>Description</text:p>
          </table:table-cell>
          <table:table-cell office:value-type="string">
            <text:p>Type</text:p>
          </table:table-cell>
          <table:table-cell office:value-type="string">
            <text:p>Format</text:p>
          </table:table-cell>
          <table:table-cell office:value-type="string">
            <text:p>Catégori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MLOC</text:p>
          </table:table-cell>
          <table:table-cell office:value-type="string">
            <text:p>Numéro du local</text:p>
          </table:table-cell>
          <table:table-cell table:style-name="ce7" office:value-type="string">
            <text:p>Alphanumérique</text:p>
          </table:table-cell>
          <table:table-cell office:value-type="float" office:value="6">
            <text:p>6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BPLACLOC</text:p>
          </table:table-cell>
          <table:table-cell office:value-type="string">
            <text:p>Nombre de places dans le local</text:p>
          </table:table-cell>
          <table:table-cell office:value-type="string">
            <text:p>Numérique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TSECTION</text:p>
          </table:table-cell>
          <table:table-cell office:value-type="string">
            <text:p>Intitulé de la section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TANNEE</text:p>
          </table:table-cell>
          <table:table-cell office:value-type="string">
            <text:p>Intitulé de l'année</text:p>
          </table:table-cell>
          <table:table-cell office:value-type="string">
            <text:p>Numérique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TCOURS</text:p>
          </table:table-cell>
          <table:table-cell office:value-type="string">
            <text:p>Intitulé du cours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BETUDANNEE</text:p>
          </table:table-cell>
          <table:table-cell office:value-type="string">
            <text:p>Nombre d'étudiants d'une année d'une section</text:p>
          </table:table-cell>
          <table:table-cell office:value-type="string">
            <text:p>Numérique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OUR</text:p>
          </table:table-cell>
          <table:table-cell office:value-type="string">
            <text:p>Jour de la semaine</text:p>
          </table:table-cell>
          <table:table-cell office:value-type="string">
            <text:p>Alphanumérique</text:p>
          </table:table-cell>
          <table:table-cell office:value-type="float" office:value="8">
            <text:p>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EURE</text:p>
          </table:table-cell>
          <table:table-cell office:value-type="string">
            <text:p>Heure dans la journée</text:p>
          </table:table-cell>
          <table:table-cell office:value-type="string">
            <text:p>Heure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UREE</text:p>
          </table:table-cell>
          <table:table-cell office:value-type="string">
            <text:p>Durée du cours donné</text:p>
          </table:table-cell>
          <table:table-cell office:value-type="string">
            <text:p>Numérique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DECOURS</text:p>
          </table:table-cell>
          <table:table-cell office:value-type="string">
            <text:p>Code du cours</text:p>
          </table:table-cell>
          <table:table-cell office:value-type="string">
            <text:p>Alphanumérique</text:p>
          </table:table-cell>
          <table:table-cell office:value-type="float" office:value="20">
            <text:p>20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</table:table-row>
      </table:table>
      <table:table table:name="Ex5-MDF" table:style-name="ta1" table:print="false">
        <table:table-column table:style-name="co44" table:default-cell-style-name="ce1"/>
        <table:table-column table:style-name="co46" table:number-columns-repeated="10" table:default-cell-style-name="ce3"/>
        <table:table-column table:style-name="co48" table:default-cell-style-name="ce3"/>
        <table:table-column table:style-name="co1" table:default-cell-style-name="ce3"/>
        <table:table-column table:style-name="co1" table:default-cell-style-name="ce1"/>
        <table:table-row table:style-name="ro1">
          <table:table-cell table:style-name="Default" table:number-columns-repeated="14"/>
        </table:table-row>
        <table:table-row table:style-name="ro4">
          <table:table-cell/>
          <table:table-cell table:style-name="ce8" office:value-type="string">
            <text:p>NUMLOC</text:p>
          </table:table-cell>
          <table:table-cell table:style-name="ce8" office:value-type="string">
            <text:p>NBPLACLOC</text:p>
          </table:table-cell>
          <table:table-cell table:style-name="ce8" office:value-type="string">
            <text:p>INTSECTION</text:p>
          </table:table-cell>
          <table:table-cell table:style-name="ce8" office:value-type="string">
            <text:p>INTANNEE</text:p>
          </table:table-cell>
          <table:table-cell table:style-name="ce8" office:value-type="string">
            <text:p>INTCOURS</text:p>
          </table:table-cell>
          <table:table-cell table:style-name="ce8" office:value-type="string">
            <text:p>NBETUDANNEE</text:p>
          </table:table-cell>
          <table:table-cell table:style-name="ce8" office:value-type="string">
            <text:p>JOUR</text:p>
          </table:table-cell>
          <table:table-cell table:style-name="ce8" office:value-type="string">
            <text:p>HEURE</text:p>
          </table:table-cell>
          <table:table-cell table:style-name="ce8" office:value-type="string">
            <text:p>DUREE</text:p>
          </table:table-cell>
          <table:table-cell table:style-name="ce8" office:value-type="string">
            <text:p>CODECOURS</text:p>
          </table:table-cell>
          <table:table-cell table:style-name="ce10" office:value-type="string">
            <text:p>INTSECTION + INTANNEE</text:p>
          </table:table-cell>
          <table:table-cell table:style-name="ce12" office:value-type="string">
            <text:p>JOUR + HEURE + NUMLOC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NUMLOC</text:p>
          </table:table-cell>
          <table:table-cell office:value-type="string">
            <text:p>*</text:p>
          </table:table-cell>
          <table:table-cell table:number-columns-repeated="10"/>
          <table:table-cell office:value-type="float" office:value="1">
            <text:p>1</text:p>
          </table:table-cell>
          <table:table-cell table:formula="of:=SUMIF([.B3:.M3];1;[.B3:.M3])" office:value-type="float" office:value="1">
            <text:p>1</text:p>
          </table:table-cell>
        </table:table-row>
        <table:table-row table:style-name="ro1">
          <table:table-cell office:value-type="string">
            <text:p>NBPLACLOC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9"/>
          <table:table-cell office:value-type="float" office:value="0">
            <text:p>0</text:p>
          </table:table-cell>
          <table:table-cell table:formula="of:=SUMIF([.B4:.M4];1;[.B4:.M4])" office:value-type="float" office:value="1">
            <text:p>1</text:p>
          </table:table-cell>
        </table:table-row>
        <table:table-row table:style-name="ro1">
          <table:table-cell office:value-type="string">
            <text:p>INTSECTION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IF([.B5:.M5];1;[.B5:.M5])" office:value-type="float" office:value="1">
            <text:p>1</text:p>
          </table:table-cell>
        </table:table-row>
        <table:table-row table:style-name="ro1">
          <table:table-cell office:value-type="string">
            <text:p>INTANNEE</text:p>
          </table:table-cell>
          <table:table-cell table:number-columns-repeated="3"/>
          <table:table-cell office:value-type="string">
            <text:p>*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IF([.B6:.M6];1;[.B6:.M6])" office:value-type="float" office:value="1">
            <text:p>1</text:p>
          </table:table-cell>
        </table:table-row>
        <table:table-row table:style-name="ro1">
          <table:table-cell office:value-type="string">
            <text:p>INTCOURS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formula="of:=SUMIF([.B7:.M7];1;[.B7:.M7])" office:value-type="float" office:value="1">
            <text:p>1</text:p>
          </table:table-cell>
        </table:table-row>
        <table:table-row table:style-name="ro1">
          <table:table-cell office:value-type="string">
            <text:p>NBETUDANNEE</text:p>
          </table:table-cell>
          <table:table-cell table:number-columns-repeated="5"/>
          <table:table-cell office:value-type="string">
            <text:p>*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IF([.B8:.M8];1;[.B8:.M8])" office:value-type="float" office:value="1">
            <text:p>1</text:p>
          </table:table-cell>
        </table:table-row>
        <table:table-row table:style-name="ro1">
          <table:table-cell office:value-type="string">
            <text:p>JOUR</text:p>
          </table:table-cell>
          <table:table-cell table:number-columns-repeated="6"/>
          <table:table-cell office:value-type="string">
            <text:p>*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SUMIF([.B9:.M9];1;[.B9:.M9])" office:value-type="float" office:value="1">
            <text:p>1</text:p>
          </table:table-cell>
        </table:table-row>
        <table:table-row table:style-name="ro1">
          <table:table-cell office:value-type="string">
            <text:p>HEURE</text:p>
          </table:table-cell>
          <table:table-cell table:style-name="ce1" table:number-columns-repeated="7"/>
          <table:table-cell office:value-type="string">
            <text:p>*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IF([.B10:.M10];1;[.B10:.M10])" office:value-type="float" office:value="1">
            <text:p>1</text:p>
          </table:table-cell>
        </table:table-row>
        <table:table-row table:style-name="ro1">
          <table:table-cell office:value-type="string">
            <text:p>DUREE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IF([.B11:.M11];1;[.B11:.M11])" office:value-type="float" office:value="1">
            <text:p>1</text:p>
          </table:table-cell>
        </table:table-row>
        <table:table-row table:style-name="ro1">
          <table:table-cell office:value-type="string">
            <text:p>CODECOURS</text:p>
          </table:table-cell>
          <table:table-cell table:number-columns-repeated="9"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formula="of:=SUMIF([.B12:.M12];1;[.B12:.M12])" office:value-type="float" office:value="1">
            <text:p>1</text:p>
          </table:table-cell>
        </table:table-row>
        <table:table-row table:style-name="ro1">
          <table:table-cell table:style-name="Default"/>
          <table:table-cell table:style-name="ce1" table:number-columns-repeated="7"/>
          <table:table-cell table:number-columns-repeated="5"/>
          <table:table-cell table:formula="of:=SUMIF([.B13:.M13];1;[.B13:.M13])" office:value-type="float" office:value="0">
            <text:p>0</text:p>
          </table:table-cell>
        </table:table-row>
      </table:table>
      <table:table table:name="Ex6-DD" table:style-name="ta1" table:print="false">
        <table:table-column table:style-name="co23" table:default-cell-style-name="ce1"/>
        <table:table-column table:style-name="co49" table:default-cell-style-name="ce1"/>
        <table:table-column table:style-name="co65" table:default-cell-style-name="ce1"/>
        <table:table-column table:style-name="co26" table:default-cell-style-name="ce1"/>
        <table:table-column table:style-name="co66" table:default-cell-style-name="ce1"/>
        <table:table-column table:style-name="co28" table:default-cell-style-name="ce1"/>
        <table:table-row table:style-name="ro1">
          <table:table-cell office:value-type="string">
            <text:p>Numéro</text:p>
          </table:table-cell>
          <table:table-cell office:value-type="string">
            <text:p>Nom</text:p>
          </table:table-cell>
          <table:table-cell office:value-type="string">
            <text:p>Description</text:p>
          </table:table-cell>
          <table:table-cell office:value-type="string">
            <text:p>Type</text:p>
          </table:table-cell>
          <table:table-cell office:value-type="string">
            <text:p>Format</text:p>
          </table:table-cell>
          <table:table-cell office:value-type="string">
            <text:p>Catégori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MPIECE</text:p>
          </table:table-cell>
          <table:table-cell office:value-type="string">
            <text:p>Nom de la pièce</text:p>
          </table:table-cell>
          <table:table-cell table:style-name="ce7"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DPIECE</text:p>
          </table:table-cell>
          <table:table-cell office:value-type="string">
            <text:p>Identifiant de la pièce</text:p>
          </table:table-cell>
          <table:table-cell office:value-type="string">
            <text:p>Numérique</text:p>
          </table:table-cell>
          <table:table-cell office:value-type="float" office:value="3">
            <text:p>3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TEREP</text:p>
          </table:table-cell>
          <table:table-cell office:value-type="string">
            <text:p>Date de la représentation</text:p>
          </table:table-cell>
          <table:table-cell office:value-type="string">
            <text:p>Date</text:p>
          </table:table-cell>
          <table:table-cell office:value-type="string">
            <text:p>JJ/MM/AA HH:MM:S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UREEPIECE</text:p>
          </table:table-cell>
          <table:table-cell office:value-type="string">
            <text:p>Durée de la pièce (en minutes)</text:p>
          </table:table-cell>
          <table:table-cell office:value-type="string">
            <text:p>Numérique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DACTEUR</text:p>
          </table:table-cell>
          <table:table-cell office:value-type="string">
            <text:p>Identifiant de l'acteur</text:p>
          </table:table-cell>
          <table:table-cell office:value-type="string">
            <text:p>Numérique</text:p>
          </table:table-cell>
          <table:table-cell office:value-type="float" office:value="3">
            <text:p>3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MACTEUR</text:p>
          </table:table-cell>
          <table:table-cell office:value-type="string">
            <text:p>Nom de l'act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REACTEUR</text:p>
          </table:table-cell>
          <table:table-cell office:value-type="string">
            <text:p>Prénom de l'act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REMUNERATION</text:p>
          </table:table-cell>
          <table:table-cell table:style-name="ce6" office:value-type="string">
            <text:p>Rémunération de l'acteur pour la représentation</text:p>
          </table:table-cell>
          <table:table-cell office:value-type="string">
            <text:p>Numérique</text:p>
          </table:table-cell>
          <table:table-cell office:value-type="string">
            <text:p>8(2)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DAUT</text:p>
          </table:table-cell>
          <table:table-cell office:value-type="string">
            <text:p>Identifiant de l'auteur</text:p>
          </table:table-cell>
          <table:table-cell office:value-type="string">
            <text:p>Numérique</text:p>
          </table:table-cell>
          <table:table-cell office:value-type="float" office:value="3">
            <text:p>3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MAUT</text:p>
          </table:table-cell>
          <table:table-cell office:value-type="string">
            <text:p>Nom de l'aut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REAUT</text:p>
          </table:table-cell>
          <table:table-cell office:value-type="string">
            <text:p>Prénom de l'aut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DSPECT</text:p>
          </table:table-cell>
          <table:table-cell office:value-type="string">
            <text:p>Identifiant du spectateur</text:p>
          </table:table-cell>
          <table:table-cell office:value-type="string">
            <text:p>Numérique</text:p>
          </table:table-cell>
          <table:table-cell office:value-type="float" office:value="5">
            <text:p>5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MSPECT</text:p>
          </table:table-cell>
          <table:table-cell office:value-type="string">
            <text:p>Nom du spectat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RESPECT</text:p>
          </table:table-cell>
          <table:table-cell office:value-type="string">
            <text:p>Prénom du spectat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</table:table>
      <table:table table:name="Ex6-MDF" table:style-name="ta1" table:print="false">
        <table:table-column table:style-name="co50" table:default-cell-style-name="ce1"/>
        <table:table-column table:style-name="co43" table:number-columns-repeated="9" table:default-cell-style-name="ce3"/>
        <table:table-column table:style-name="co37" table:number-columns-repeated="5" table:default-cell-style-name="ce3"/>
        <table:table-column table:style-name="co1" table:number-columns-repeated="2" table:default-cell-style-name="ce3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table:number-columns-repeated="18"/>
          <table:table-cell/>
        </table:table-row>
        <table:table-row table:style-name="ro6">
          <table:table-cell/>
          <table:table-cell table:style-name="ce8" office:value-type="string">
            <text:p>NOMPIECE</text:p>
          </table:table-cell>
          <table:table-cell table:style-name="ce8" office:value-type="string">
            <text:p>IDPIECE</text:p>
          </table:table-cell>
          <table:table-cell table:style-name="ce8" office:value-type="string">
            <text:p>DATEREP</text:p>
          </table:table-cell>
          <table:table-cell table:style-name="ce8" office:value-type="string">
            <text:p>DUREEPIECE</text:p>
          </table:table-cell>
          <table:table-cell table:style-name="ce8" office:value-type="string">
            <text:p>IDACTEUR</text:p>
          </table:table-cell>
          <table:table-cell table:style-name="ce8" office:value-type="string">
            <text:p>NOMACTEUR</text:p>
          </table:table-cell>
          <table:table-cell table:style-name="ce8" office:value-type="string">
            <text:p>PREACTEUR</text:p>
          </table:table-cell>
          <table:table-cell table:style-name="ce8" office:value-type="string">
            <text:p>REMUNERATION</text:p>
          </table:table-cell>
          <table:table-cell table:style-name="ce8" office:value-type="string">
            <text:p>IDAUT</text:p>
          </table:table-cell>
          <table:table-cell table:style-name="ce8" office:value-type="string">
            <text:p>NOMAUT</text:p>
          </table:table-cell>
          <table:table-cell table:style-name="ce12" office:value-type="string">
            <text:p>PREAUT</text:p>
          </table:table-cell>
          <table:table-cell table:style-name="ce12" office:value-type="string">
            <text:p>IDSPECT</text:p>
          </table:table-cell>
          <table:table-cell table:style-name="ce12" office:value-type="string">
            <text:p>NOMSPECT</text:p>
          </table:table-cell>
          <table:table-cell table:style-name="ce12" office:value-type="string">
            <text:p>PRESPECT</text:p>
          </table:table-cell>
          <table:table-cell table:style-name="ce12" office:value-type="string">
            <text:p>IDPIECE + DATEREP</text:p>
          </table:table-cell>
          <table:table-cell table:style-name="ce12" office:value-type="string">
            <text:p>IDPIECE + DATEREP + IDACTEUR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office:value-type="string">
            <text:p>NOMPIECE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table:number-columns-repeated="12"/>
          <table:table-cell table:number-columns-repeated="2" office:value-type="float" office:value="0">
            <text:p>0</text:p>
          </table:table-cell>
          <table:table-cell table:formula="of:=SUMIF([.B3:.Q3];1;[.B3:.Q3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DPIECE</text:p>
          </table:table-cell>
          <table:table-cell/>
          <table:table-cell office:value-type="string">
            <text:p>*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IF([.B4:.Q4];1;[.B4:.Q4])" office:value-type="float" office:value="1">
            <text:p>1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DATEREP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IF([.B5:.Q5];1;[.B5:.Q5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UREEPIE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10"/>
          <table:table-cell table:number-columns-repeated="2" office:value-type="float" office:value="0">
            <text:p>0</text:p>
          </table:table-cell>
          <table:table-cell table:formula="of:=SUMIF([.B6:.Q6];1;[.B6:.Q6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DACTEUR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10"/>
          <table:table-cell office:value-type="float" office:value="1">
            <text:p>1</text:p>
          </table:table-cell>
          <table:table-cell table:formula="of:=SUMIF([.B7:.Q7];1;[.B7:.Q7])" office:value-type="float" office:value="1">
            <text:p>1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NOMACTEUR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9"/>
          <table:table-cell office:value-type="float" office:value="0">
            <text:p>0</text:p>
          </table:table-cell>
          <table:table-cell table:formula="of:=SUMIF([.B8:.Q8];1;[.B8:.Q8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EACTEUR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8"/>
          <table:table-cell office:value-type="float" office:value="0">
            <text:p>0</text:p>
          </table:table-cell>
          <table:table-cell table:formula="of:=SUMIF([.B9:.Q9];1;[.B9:.Q9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MUNERATION</text:p>
          </table:table-cell>
          <table:table-cell table:style-name="ce1" table:number-columns-repeated="7"/>
          <table:table-cell office:value-type="string">
            <text:p>*</text:p>
          </table:table-cell>
          <table:table-cell table:number-columns-repeated="7"/>
          <table:table-cell office:value-type="float" office:value="1">
            <text:p>1</text:p>
          </table:table-cell>
          <table:table-cell table:formula="of:=SUMIF([.B10:.Q10];1;[.B10:.Q10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DAUT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7"/>
          <table:table-cell table:formula="of:=SUMIF([.B11:.Q11];1;[.B11:.Q11])" office:value-type="float" office:value="0">
            <text:p>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NOMAUT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6"/>
          <table:table-cell table:formula="of:=SUMIF([.B12:.Q12];1;[.B12:.Q12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EAUT</text:p>
          </table:table-cell>
          <table:table-cell table:style-name="ce1" table:number-columns-repeated="7"/>
          <table:table-cell/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5"/>
          <table:table-cell table:formula="of:=SUMIF([.B13:.Q13];1;[.B13:.Q13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DSPECT</text:p>
          </table:table-cell>
          <table:table-cell table:number-columns-repeated="11"/>
          <table:table-cell office:value-type="string">
            <text:p>*</text:p>
          </table:table-cell>
          <table:table-cell table:number-columns-repeated="4"/>
          <table:table-cell table:formula="of:=SUMIF([.B14:.Q14];1;[.B14:.Q14])" office:value-type="float" office:value="0">
            <text:p>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NOMSPECT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3"/>
          <table:table-cell table:formula="of:=SUMIF([.B15:.Q15];1;[.B15:.Q15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ESPECT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2"/>
          <table:table-cell table:formula="of:=SUMIF([.B16:.Q16];1;[.B16:.Q16])" office:value-type="float" office:value="1">
            <text:p>1</text:p>
          </table:table-cell>
          <table:table-cell/>
        </table:table-row>
        <table:table-row table:style-name="ro1">
          <table:table-cell table:style-name="Default" office:value-type="string">
            <text:p>2+3</text:p>
          </table:table-cell>
          <table:table-cell table:style-name="Default" table:number-columns-repeated="14"/>
          <table:table-cell table:style-name="ce9" office:value-type="string">
            <text:p>*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/>
        </table:table-row>
      </table:table>
      <table:table table:name="Ex7-DD" table:style-name="ta1" table:print="false">
        <table:table-column table:style-name="co23" table:default-cell-style-name="ce1"/>
        <table:table-column table:style-name="co39" table:default-cell-style-name="ce1"/>
        <table:table-column table:style-name="co40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row table:style-name="ro1">
          <table:table-cell office:value-type="string">
            <text:p>Numéro</text:p>
          </table:table-cell>
          <table:table-cell office:value-type="string">
            <text:p>Nom</text:p>
          </table:table-cell>
          <table:table-cell office:value-type="string">
            <text:p>Description</text:p>
          </table:table-cell>
          <table:table-cell office:value-type="string">
            <text:p>Type</text:p>
          </table:table-cell>
          <table:table-cell office:value-type="string">
            <text:p>Format</text:p>
          </table:table-cell>
          <table:table-cell office:value-type="string">
            <text:p>Catégori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MCLUB</text:p>
          </table:table-cell>
          <table:table-cell office:value-type="string">
            <text:p>Nom du club</text:p>
          </table:table-cell>
          <table:table-cell table:style-name="ce7" office:value-type="string">
            <text:p>Alphanumérique</text:p>
          </table:table-cell>
          <table:table-cell office:value-type="float" office:value="60">
            <text:p>6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TCLUB</text:p>
          </table:table-cell>
          <table:table-cell office:value-type="string">
            <text:p>Matricule du club</text:p>
          </table:table-cell>
          <table:table-cell office:value-type="string">
            <text:p>Numérique</text:p>
          </table:table-cell>
          <table:table-cell office:value-type="float" office:value="4">
            <text:p>4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DECAT</text:p>
          </table:table-cell>
          <table:table-cell table:style-name="Default" office:value-type="string">
            <text:p>Code de la catégorie</text:p>
          </table:table-cell>
          <table:table-cell office:value-type="string">
            <text:p>Alphanumérique</text:p>
          </table:table-cell>
          <table:table-cell office:value-type="float" office:value="3">
            <text:p>3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MCAT</text:p>
          </table:table-cell>
          <table:table-cell office:value-type="string">
            <text:p>Intitulé de la catégorie</text:p>
          </table:table-cell>
          <table:table-cell office:value-type="string">
            <text:p>Alphanumérique</text:p>
          </table:table-cell>
          <table:table-cell office:value-type="float" office:value="30">
            <text:p>3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URNOMEQ</text:p>
          </table:table-cell>
          <table:table-cell office:value-type="string">
            <text:p>Surnom de l'équipe</text:p>
          </table:table-cell>
          <table:table-cell office:value-type="string">
            <text:p>Alphanumérique</text:p>
          </table:table-cell>
          <table:table-cell office:value-type="float" office:value="60">
            <text:p>6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UDGETCL</text:p>
          </table:table-cell>
          <table:table-cell office:value-type="string">
            <text:p>Budget du club</text:p>
          </table:table-cell>
          <table:table-cell office:value-type="string">
            <text:p>Numérique</text:p>
          </table:table-cell>
          <table:table-cell office:value-type="string">
            <text:p>12(2)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TJOU</text:p>
          </table:table-cell>
          <table:table-cell office:value-type="string">
            <text:p>Matricule du joueur</text:p>
          </table:table-cell>
          <table:table-cell office:value-type="string">
            <text:p>Alphanumérique</text:p>
          </table:table-cell>
          <table:table-cell office:value-type="float" office:value="6">
            <text:p>6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MJOU</text:p>
          </table:table-cell>
          <table:table-cell office:value-type="string">
            <text:p>Nom du jou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REJOU</text:p>
          </table:table-cell>
          <table:table-cell office:value-type="string">
            <text:p>Prénom du jou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TENT</text:p>
          </table:table-cell>
          <table:table-cell office:value-type="string">
            <text:p>Matricule de l'entraîneur</text:p>
          </table:table-cell>
          <table:table-cell office:value-type="string">
            <text:p>Alphanumérique</text:p>
          </table:table-cell>
          <table:table-cell office:value-type="float" office:value="6">
            <text:p>6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MENT</text:p>
          </table:table-cell>
          <table:table-cell office:value-type="string">
            <text:p>Nom de l'entraîn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REENT</text:p>
          </table:table-cell>
          <table:table-cell office:value-type="string">
            <text:p>Prénom de l'entraîn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ATENJOU</text:p>
          </table:table-cell>
          <table:table-cell office:value-type="string">
            <text:p>Date de naissance du joueur</text:p>
          </table:table-cell>
          <table:table-cell office:value-type="string">
            <text:p>Date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ATENENT</text:p>
          </table:table-cell>
          <table:table-cell office:value-type="string">
            <text:p>Date de naissance de l'entraîneur</text:p>
          </table:table-cell>
          <table:table-cell office:value-type="string">
            <text:p>Date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TEMAT</text:p>
          </table:table-cell>
          <table:table-cell office:value-type="string">
            <text:p>Date du match</text:p>
          </table:table-cell>
          <table:table-cell office:value-type="string">
            <text:p>Date/Heure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IEUMAT</text:p>
          </table:table-cell>
          <table:table-cell office:value-type="string">
            <text:p>Lieu du match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CORELOC</text:p>
          </table:table-cell>
          <table:table-cell office:value-type="string">
            <text:p>Score de l'équipe locale</text:p>
          </table:table-cell>
          <table:table-cell office:value-type="string">
            <text:p>Numérique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COREVIS</text:p>
          </table:table-cell>
          <table:table-cell office:value-type="string">
            <text:p>Score de l'équipe visiteuse</text:p>
          </table:table-cell>
          <table:table-cell office:value-type="string">
            <text:p>Numérique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</table:table-row>
      </table:table>
      <table:table table:name="Ex7-MDF" table:style-name="ta1" table:print="false">
        <table:table-column table:style-name="co56" table:default-cell-style-name="ce1"/>
        <table:table-column table:style-name="co43" table:number-columns-repeated="9" table:default-cell-style-name="ce3"/>
        <table:table-column table:style-name="co37" table:number-columns-repeated="9" table:default-cell-style-name="ce3"/>
        <table:table-column table:style-name="co58" table:default-cell-style-name="ce3"/>
        <table:table-column table:style-name="co1" table:default-cell-style-name="ce3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table:number-columns-repeated="22"/>
          <table:table-cell table:number-columns-repeated="2"/>
        </table:table-row>
        <table:table-row table:style-name="ro7">
          <table:table-cell/>
          <table:table-cell table:style-name="ce8" office:value-type="string">
            <text:p>NOMCLUB</text:p>
          </table:table-cell>
          <table:table-cell table:style-name="ce8" office:value-type="string">
            <text:p>MATCLUB</text:p>
          </table:table-cell>
          <table:table-cell table:style-name="ce8" office:value-type="string">
            <text:p>CODECAT</text:p>
          </table:table-cell>
          <table:table-cell table:style-name="ce8" office:value-type="string">
            <text:p>NOMCAT</text:p>
          </table:table-cell>
          <table:table-cell table:style-name="ce8" office:value-type="string">
            <text:p>SURNOMEQ</text:p>
          </table:table-cell>
          <table:table-cell table:style-name="ce8" office:value-type="string">
            <text:p>BUDGETCL</text:p>
          </table:table-cell>
          <table:table-cell table:style-name="ce8" office:value-type="string">
            <text:p>MATJOU</text:p>
          </table:table-cell>
          <table:table-cell table:style-name="ce8" office:value-type="string">
            <text:p>NOMJOU</text:p>
          </table:table-cell>
          <table:table-cell table:style-name="ce8" office:value-type="string">
            <text:p>PREJOU</text:p>
          </table:table-cell>
          <table:table-cell table:style-name="ce8" office:value-type="string">
            <text:p>MATENT</text:p>
          </table:table-cell>
          <table:table-cell table:style-name="ce12" office:value-type="string">
            <text:p>NOMENT</text:p>
          </table:table-cell>
          <table:table-cell table:style-name="ce12" office:value-type="string">
            <text:p>PREENT</text:p>
          </table:table-cell>
          <table:table-cell table:style-name="ce12" office:value-type="string">
            <text:p>DATENJOU</text:p>
          </table:table-cell>
          <table:table-cell table:style-name="ce12" office:value-type="string">
            <text:p>DATENENT</text:p>
          </table:table-cell>
          <table:table-cell table:style-name="ce12" office:value-type="string">
            <text:p>DATEMAT</text:p>
          </table:table-cell>
          <table:table-cell table:style-name="ce12" office:value-type="string">
            <text:p>LIEUMAT</text:p>
          </table:table-cell>
          <table:table-cell table:style-name="ce12" office:value-type="string">
            <text:p>SCORELOC</text:p>
          </table:table-cell>
          <table:table-cell table:style-name="ce12" office:value-type="string">
            <text:p>SCOREVIS</text:p>
          </table:table-cell>
          <table:table-cell table:style-name="ce12" office:value-type="string">
            <text:p>MATCLUB+CODECAT</text:p>
          </table:table-cell>
          <table:table-cell table:style-name="ce13" office:value-type="string">
            <text:p>MATCLUB+CODECAT+DATEMAT</text:p>
          </table:table-cell>
          <table:table-cell office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>
            <text:p>NOMCLUB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1"/>
          <table:table-cell office:value-type="float" office:value="0">
            <text:p>0</text:p>
          </table:table-cell>
          <table:table-cell/>
          <table:table-cell table:formula="of:=SUMIF([.B3:.U3];1;[.B3:.U3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ATCLUB</text:p>
          </table:table-cell>
          <table:table-cell/>
          <table:table-cell office:value-type="string">
            <text:p>*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table:formula="of:=SUMIF([.B4:.U4];1;[.B4:.U4])" office:value-type="float" office:value="2">
            <text:p>2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CODECAT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15"/>
          <table:table-cell office:value-type="float" office:value="1">
            <text:p>1</text:p>
          </table:table-cell>
          <table:table-cell/>
          <table:table-cell table:formula="of:=SUMIF([.B5:.U5];1;[.B5:.U5])" office:value-type="float" office:value="1">
            <text:p>1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NOMCA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14"/>
          <table:table-cell office:value-type="float" office:value="0">
            <text:p>0</text:p>
          </table:table-cell>
          <table:table-cell/>
          <table:table-cell table:formula="of:=SUMIF([.B6:.U6];1;[.B6:.U6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URNOMEQ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table:formula="of:=SUMIF([.B7:.U7];1;[.B7:.U7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UDGETC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table:number-columns-repeated="11"/>
          <table:table-cell office:value-type="float" office:value="0">
            <text:p>0</text:p>
          </table:table-cell>
          <table:table-cell/>
          <table:table-cell table:formula="of:=SUMIF([.B8:.U8];1;[.B8:.U8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ATJOU</text:p>
          </table:table-cell>
          <table:table-cell table:number-columns-repeated="6"/>
          <table:table-cell office:value-type="string">
            <text:p>*</text:p>
          </table:table-cell>
          <table:table-cell table:number-columns-repeated="13"/>
          <table:table-cell table:formula="of:=SUMIF([.B9:.U9];1;[.B9:.U9])" office:value-type="float" office:value="0">
            <text:p>0</text:p>
          </table:table-cell>
          <table:table-cell office:value-type="string">
            <text:p>ok</text:p>
          </table:table-cell>
          <table:table-cell table:style-name="ce14"/>
        </table:table-row>
        <table:table-row table:style-name="ro1">
          <table:table-cell office:value-type="string">
            <text:p>NOMJOU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12"/>
          <table:table-cell table:formula="of:=SUMIF([.B10:.U10];1;[.B10:.U10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REJOU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11"/>
          <table:table-cell table:formula="of:=SUMIF([.B11:.U11];1;[.B11:.U11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ATENT</text:p>
          </table:table-cell>
          <table:table-cell table:number-columns-repeated="9"/>
          <table:table-cell office:value-type="string">
            <text:p>*</text:p>
          </table:table-cell>
          <table:table-cell table:number-columns-repeated="10"/>
          <table:table-cell table:formula="of:=SUMIF([.B12:.U12];1;[.B12:.U12])" office:value-type="float" office:value="0">
            <text:p>0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NOMENT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9"/>
          <table:table-cell table:formula="of:=SUMIF([.B13:.U13];1;[.B13:.U13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REENT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8"/>
          <table:table-cell table:formula="of:=SUMIF([.B14:.U14];1;[.B14:.U14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ATENJOU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/>
          <table:table-cell office:value-type="string">
            <text:p>*</text:p>
          </table:table-cell>
          <table:table-cell table:number-columns-repeated="7"/>
          <table:table-cell table:formula="of:=SUMIF([.B15:.U15];1;[.B15:.U15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ATENEN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"/>
          <table:table-cell office:value-type="string">
            <text:p>*</text:p>
          </table:table-cell>
          <table:table-cell table:number-columns-repeated="6"/>
          <table:table-cell table:formula="of:=SUMIF([.B16:.U16];1;[.B16:.U16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ATEMAT</text:p>
          </table:table-cell>
          <table:table-cell table:number-columns-repeated="14"/>
          <table:table-cell office:value-type="string">
            <text:p>*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SUMIF([.B17:.U17];1;[.B17:.U17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IEUMAT</text:p>
          </table:table-cell>
          <table:table-cell table:number-columns-repeated="15"/>
          <table:table-cell office:value-type="string">
            <text:p>*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IF([.B18:.U18];1;[.B18:.U18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CORELOC</text:p>
          </table:table-cell>
          <table:table-cell table:number-columns-repeated="16"/>
          <table:table-cell office:value-type="string">
            <text:p>*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IF([.B19:.U19];1;[.B19:.U19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COREVIS</text:p>
          </table:table-cell>
          <table:table-cell table:number-columns-repeated="17"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formula="of:=SUMIF([.B20:.U20];1;[.B20:.U20])" office:value-type="float" office:value="1">
            <text:p>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6">06/10/2020</text:date>, <text:time>10:3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élien Colmant</meta:initial-creator>
    <meta:creation-date>2014-09-16T12:22:15.54</meta:creation-date>
    <dc:date>2020-10-06T10:34:40.31</dc:date>
    <dc:creator>Aurélien Colmant</dc:creator>
    <meta:editing-duration>P1DT9H38M41S</meta:editing-duration>
    <meta:editing-cycles>87</meta:editing-cycles>
    <meta:generator>OpenOffice/4.1.4$Win32 OpenOffice.org_project/414m5$Build-9788</meta:generator>
    <meta:document-statistic meta:table-count="14" meta:cell-count="1176" meta:object-count="0"/>
  </office:meta>
</office:document-meta>
</file>